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T Symbol" svg:font-family="'MT Symbol'" style:font-family-generic="roman" style:font-pitch="variable" style:font-charset="x-symbol"/>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ize="11pt" style:font-size-asian="11pt" style:font-name-complex="Arial" style:font-size-complex="11pt"/>
    </style:style>
    <style:style style:name="P2"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3" style:family="paragraph" style:parent-style-name="Standard">
      <style:paragraph-properties fo:text-align="justify" style:justify-single-word="false"/>
      <style:text-properties style:font-name="Arial" fo:font-size="11pt" fo:language="en" fo:country="US" fo:font-weight="bold" style:font-size-asian="11pt" style:font-weight-asian="bold" style:font-name-complex="Arial" style:font-size-complex="11pt"/>
    </style:style>
    <style:style style:name="P4" style:family="paragraph" style:parent-style-name="Standard">
      <style:text-properties fo:font-size="11pt" style:font-size-asian="11pt" style:font-size-complex="11pt"/>
    </style:style>
    <style:style style:name="P5" style:family="paragraph" style:parent-style-name="Standard">
      <style:paragraph-properties fo:text-align="justify" style:justify-single-word="false" fo:orphans="0" fo:widows="0">
        <style:tab-stops>
          <style:tab-stop style:position="-0.3937in"/>
        </style:tab-stops>
      </style:paragraph-properties>
      <style:text-properties fo:font-size="11pt" style:font-size-asian="11pt" style:font-size-complex="11pt"/>
    </style:style>
    <style:style style:name="P6" style:family="paragraph" style:parent-style-name="Text_20_body">
      <style:text-properties style:font-name="Arial CYR" fo:font-size="11pt" style:font-size-asian="11pt" style:font-name-complex="Arial CYR" style:font-size-complex="11pt"/>
    </style:style>
    <style:style style:name="P7" style:family="paragraph" style:parent-style-name="Text_20_body">
      <style:paragraph-properties fo:text-align="center" style:justify-single-word="false"/>
      <style:text-properties style:font-name="Arial CYR" fo:font-size="11pt" fo:font-weight="bold" style:font-size-asian="11pt" style:font-weight-asian="bold" style:font-name-complex="Arial CYR" style:font-size-complex="11pt"/>
    </style:style>
    <style:style style:name="P8" style:family="paragraph" style:parent-style-name="Text_20_body">
      <style:text-properties fo:font-size="11pt" style:font-size-asian="11pt" style:font-size-complex="11pt"/>
    </style:style>
    <style:style style:name="P9" style:family="paragraph" style:parent-style-name="Text_20_body">
      <style:paragraph-properties fo:text-align="center" style:justify-single-word="false"/>
      <style:text-properties fo:font-size="11pt" fo:font-weight="bold" style:font-size-asian="11pt" style:font-weight-asian="bold" style:font-size-complex="11pt"/>
    </style:style>
    <style:style style:name="P10" style:family="paragraph" style:parent-style-name="Text_20_body" style:master-page-name="Standard">
      <style:paragraph-properties fo:text-align="center" style:justify-single-word="false" style:page-number="auto"/>
      <style:text-properties fo:font-size="11pt" fo:font-weight="bold" style:font-size-asian="11pt" style:font-weight-asian="bold" style:font-size-complex="11pt"/>
    </style:style>
    <style:style style:name="T1" style:family="text">
      <style:text-properties fo:font-weight="bold" style:font-weight-asian="bold"/>
    </style:style>
    <style:style style:name="T2" style:family="text">
      <style:text-properties style:font-name="Symbol"/>
    </style:style>
    <style:style style:name="T3" style:family="text">
      <style:text-properties style:font-name="Arial" fo:font-weight="bold" style:font-weight-asian="bold" style:font-name-complex="Arial"/>
    </style:style>
    <style:style style:name="T4" style:family="text">
      <style:text-properties style:font-name="Arial" style:font-name-complex="Arial"/>
    </style:style>
    <style:style style:name="T5" style:family="text">
      <style:text-properties style:font-name="MT Symbol"/>
    </style:style>
    <style:style style:name="T6" style:family="text">
      <style:text-properties fo:language="en" fo:country="US" fo:font-weight="bold"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Раскраска. </text:p>
      <text:p text:style-name="P8"><text:span text:style-name="T1">1. </text:span>а) Из шахматной доски вырезали клетки с5 и g2. Можно ли то, что осталось, замостить доминошками 1<text:span text:style-name="T2"></text:span>2? б) Тот же вопрос, если вырезали клетки с6 и g2. <text:s text:c="2"/></text:p>
      <text:p text:style-name="P8"><text:span text:style-name="T1">2.</text:span> Фигура «верблюд» ходит по доске 10<text:span text:style-name="T2"></text:span>10 ходом (1;3). Можно ли пройти ходом «верблюда» с какого-то поля на соседнее с ним?</text:p>
      <text:p text:style-name="P8"><text:span text:style-name="T1">3. </text:span>Можно ли все клетки доски 9<text:span text:style-name="T2"></text:span>9 обойти конем по одному разу и вернуться в исходную клетку?</text:p>
      <text:p text:style-name="P5"><text:span text:style-name="T3">4. </text:span><text:span text:style-name="T4">Можно ли доску 6</text:span><text:span text:style-name="T2"></text:span><text:span text:style-name="T4">6 с двумя вырезанными противоположными углами обойти ходом шахматного коня, побывав в каждой клетке ровно по одному разу?</text:span></text:p>
      <text:p text:style-name="P8"><text:span text:style-name="T1">5. </text:span>Можно ли шахматную доску с вырезанным угловым полем покрыть одинаковыми прямоугольными «плитками» размером 1<text:span text:style-name="T5"></text:span>3 клетки?</text:p>
      <text:p text:style-name="P8"><text:span text:style-name="T1">6. </text:span>Докажите, что шахматную доску нельзя замостить 15 полосками из четырех клеток и уголком из четырех клеток. </text:p>
      <text:p text:style-name="P6"><text:span text:style-name="T1">7.</text:span> Какое наибольшее число прямоугольников 4 x 1 можно разместить в квадрате 6 x 6 ?</text:p>
      <text:p text:style-name="P7">Дополнительные задачи.</text:p>
      <text:p text:style-name="P8"><text:span text:style-name="T1">8. </text:span>Можно ли замостить доску 6<text:span text:style-name="T2"></text:span>6 полосками из трех клеток и одним уголком из трех клеток?</text:p>
      <text:p text:style-name="P4"><text:span text:style-name="T3">9.</text:span><text:span text:style-name="T4"> Можно ли доску 10</text:span><text:span text:style-name="T5"></text:span><text:span text:style-name="T4">10 разрезать на фигурки из четырех клеток в форме буквы Г?</text:span></text:p>
      <text:p text:style-name="P1"><text:span text:style-name="T6">10. </text:span>Шахматный слон ходит по диагонали на любое число клеток. Назовем ход слона «нечетным», если слон за этот ход переместился на нечетное число клеток. Однажды слон, сделав несколько ходов, попал из левого нижнего угла в правый верхний угол шахматной доски. Докажите, что он сделал нечетное число «нечетных» ходов.</text:p>
      <text:p text:style-name="P2"><text:span text:style-name="T1">11. </text:span>Мышка грызет куб сыра, составленный из 27 единичных кубиков. Когда она съедает кубик, то переходит к соседнему через общую грань с предыдущим. Может ли мышка съесть весь куб, кроме центрального кубика?</text:p>
      <text:p text:style-name="P9">Раскраска. </text:p>
      <text:p text:style-name="P8"><text:span text:style-name="T1">1. </text:span>а) Из шахматной доски вырезали клетки с5 и g2. Можно ли то, что осталось, замостить доминошками 1<text:span text:style-name="T2"></text:span>2? </text:p>
      <text:p text:style-name="P8">б) Тот же вопрос, если вырезали клетки с6 и g2. <text:s text:c="2"/></text:p>
      <text:p text:style-name="P8"><text:span text:style-name="T1">2.</text:span> Фигура «верблюд» ходит по доске 10<text:span text:style-name="T2"></text:span>10 ходом (1;3). Можно ли пройти ходом «верблюда» с какого-то поля на соседнее с ним?</text:p>
      <text:p text:style-name="P8"><text:span text:style-name="T1">3. </text:span>Можно ли все клетки доски 9<text:span text:style-name="T2"></text:span>9 обойти конем по одному разу и вернуться в исходную клетку?</text:p>
      <text:p text:style-name="P5"><text:span text:style-name="T3">4. </text:span><text:span text:style-name="T4">Можно ли доску 6</text:span><text:span text:style-name="T2"></text:span><text:span text:style-name="T4">6 с двумя вырезанными противоположными углами обойти ходом шахматного коня, побывав в каждой клетке ровно по одному разу?</text:span></text:p>
      <text:p text:style-name="P8"><text:span text:style-name="T1">5. </text:span>Можно ли шахматную доску с вырезанным угловым полем покрыть одинаковыми прямоугольными «плитками» размером 1<text:span text:style-name="T5"></text:span>3 клетки?</text:p>
      <text:p text:style-name="P8"><text:span text:style-name="T1">6. </text:span>Докажите, что шахматную доску нельзя замостить 15 полосками из четырех клеток и уголком из четырех клеток. </text:p>
      <text:p text:style-name="P6"><text:span text:style-name="T1">7.</text:span> Какое наибольшее число прямоугольников 4 x 1 можно разместить в квадрате 6 x 6 ?</text:p>
      <text:p text:style-name="P9">Раскраска. </text:p>
      <text:p text:style-name="P8"><text:span text:style-name="T1">1. </text:span>а) Из шахматной доски вырезали клетки с5 и g2. Можно ли то, что осталось, замостить доминошками 1<text:span text:style-name="T2"></text:span>2? б) Тот же вопрос, если вырезали клетки с6 и g2. <text:s text:c="2"/></text:p>
      <text:p text:style-name="P8"><text:span text:style-name="T1">2.</text:span> Фигура «верблюд» ходит по доске 10<text:span text:style-name="T2"></text:span>10 ходом (1;3). Можно ли пройти ходом «верблюда» с какого-то поля на соседнее с ним?</text:p>
      <text:p text:style-name="P8"><text:span text:style-name="T1">3. </text:span>Можно ли все клетки доски 9<text:span text:style-name="T2"></text:span>9 обойти конем по одному разу и вернуться в исходную клетку?</text:p>
      <text:p text:style-name="P5"><text:span text:style-name="T3">4. </text:span><text:span text:style-name="T4">Можно ли доску 6</text:span><text:span text:style-name="T2"></text:span><text:span text:style-name="T4">6 с двумя вырезанными противоположными углами обойти ходом шахматного коня, побывав в каждой клетке ровно по одному разу?</text:span></text:p>
      <text:p text:style-name="P8"><text:span text:style-name="T1">5. </text:span>Можно ли шахматную доску с вырезанным угловым полем покрыть одинаковыми прямоугольными «плитками» размером 1<text:span text:style-name="T5"></text:span>3 клетки?</text:p>
      <text:p text:style-name="P8"><text:span text:style-name="T1">6. </text:span>Докажите, что шахматную доску нельзя замостить 15 полосками из четырех клеток и уголком из четырех клеток. </text:p>
      <text:p text:style-name="P6"><text:span text:style-name="T1">7.</text:span> Какое наибольшее число прямоугольников 4 x 1 можно разместить в квадрате 6 x 6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T Symbol" svg:font-family="'MT Symbol'" style:font-family-generic="roman" style:font-pitch="variable" style:font-charset="x-symbol"/>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ru" fo:country="RU"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text-properties style:font-name="Arial" fo:font-size="12pt" style:font-size-asian="12pt" style:font-name-complex="Ari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_20_indent" style:display-name="Text body indent" style:family="paragraph" style:parent-style-name="Standard" style:class="text">
      <style:paragraph-properties fo:margin="100%" fo:margin-left="-0.5in" fo:margin-right="0in" fo:margin-top="0in" fo:margin-bottom="0in" fo:text-indent="0in" style:auto-text-indent="false"/>
      <style:text-properties style:font-name="Arial" fo:font-size="12pt" style:font-size-asian="12pt" style:font-name-complex="Arial"/>
    </style:style>
    <style:style style:name="Основной_20_шрифт_20_абзаца" style:display-name="Основной шрифт абзаца"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4602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Раскраска</dc:title>
    <meta:initial-creator>А. Блинков</meta:initial-creator>
    <meta:creation-date>2009-02-04T22:42:00</meta:creation-date>
    <dc:date>2013-07-25T21:36:02</dc:date>
    <meta:print-date>2009-02-07T11:41:00</meta:print-date>
    <meta:editing-cycles>15</meta:editing-cycles>
    <meta:editing-duration>PT57M</meta:editing-duration>
    <meta:generator>LibreOffice/3.5$Linux_X86_64 LibreOffice_project/350m1$Build-2</meta:generator>
    <meta:document-statistic meta:table-count="0" meta:image-count="0" meta:object-count="0" meta:page-count="1" meta:paragraph-count="30" meta:word-count="562" meta:character-count="3209" meta:non-whitespace-character-count="2696"/>
    <meta:user-defined meta:name="Info 1"/>
    <meta:user-defined meta:name="Info 2"/>
    <meta:user-defined meta:name="Info 3"/>
    <meta:user-defined meta:name="Info 4"/>
  </office:meta>
</office:document-meta>
</file>